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0099ff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543cm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9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Cortoba" style:font-pitch="variable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text-properties fo:font-size="10pt" style:font-size-asian="10pt" style:font-size-complex="10pt"/>
    </style:style>
    <style:style style:name="T1" style:family="text">
      <style:text-properties fo:font-family="Arial" style:font-style-name="Normale" style:font-family-generic="swiss" style:font-pitch="variable" style:font-family-asian="Arial" style:font-style-name-asian="Normale" style:font-family-generic-asian="swiss" style:font-pitch-asian="variable" style:font-family-complex="Arial" style:font-style-name-complex="Normale" style:font-family-generic-complex="swiss" style:font-pitch-complex="variable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id="id1" draw:layer="layout" svg:width="2cm" svg:height="2cm" svg:x="8.8cm" svg:y="3.5cm">
          <text:p text:style-name="P1"><text:span text:style-name="T1">λ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id="id2" draw:layer="layout" svg:width="2cm" svg:height="2cm" svg:x="11.7cm" svg:y="6.5cm">
          <text:p text:style-name="P1"><text:span text:style-name="T1">@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id="id3" draw:layer="layout" svg:width="2cm" svg:height="2cm" svg:x="5.8cm" svg:y="6.6cm">
          <text:p text:style-name="P1"><text:span text:style-name="T1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id="id4" draw:layer="layout" svg:width="2cm" svg:height="2cm" svg:x="14.9cm" svg:y="10cm">
          <text:p text:style-name="P1"><text:span text:style-name="T1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cm" svg:height="2cm" svg:x="2.8cm" svg:y="9.7cm">
          <text:p text:style-name="P1"><text:span text:style-name="T1">@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id="id6" draw:layer="layout" svg:width="2cm" svg:height="2cm" svg:x="11.4cm" svg:y="17.5cm">
          <text:p text:style-name="P1"><text:span text:style-name="T1">@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id="id5" draw:layer="layout" svg:width="2cm" svg:height="2cm" svg:x="14.1cm" svg:y="14.3cm">
          <text:p text:style-name="P1"><text:span text:style-name="T1">@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id="id7" draw:layer="layout" svg:width="2cm" svg:height="2cm" svg:x="2.8cm" svg:y="9.7cm">
          <text:p text:style-name="P1"><text:span text:style-name="T1">@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10.506cm" svg:y1="5.206cm" svg:x2="11.992cm" svg:y2="6.792cm" draw:start-shape="id1" draw:start-glue-point="9" draw:end-shape="id2" draw:end-glue-point="5" svg:d="m10506 5206 1486 1586">
          <text:p/>
        </draw:connector>
        <draw:connector draw:style-name="gr3" draw:text-style-name="P1" draw:layer="layout" draw:type="line" svg:x1="9.092cm" svg:y1="5.206cm" svg:x2="7.506cm" svg:y2="6.892cm" draw:start-shape="id1" draw:start-glue-point="7" draw:end-shape="id3" draw:end-glue-point="11" svg:d="m9092 5206-1586 1686">
          <text:p/>
        </draw:connector>
        <draw:connector draw:style-name="gr3" draw:text-style-name="P1" draw:layer="layout" draw:type="line" svg:x1="13.406cm" svg:y1="8.206cm" svg:x2="15.192cm" svg:y2="10.292cm" draw:start-shape="id2" draw:start-glue-point="9" draw:end-shape="id4" draw:end-glue-point="5" svg:d="m13406 8206 1786 2086">
          <text:p/>
        </draw:connector>
        <draw:connector draw:style-name="gr3" draw:text-style-name="P1" draw:layer="layout" draw:type="line" svg:x1="15.899cm" svg:y1="12cm" svg:x2="15.099cm" svg:y2="14.3cm" draw:start-shape="id4" draw:start-glue-point="8" draw:end-shape="id5" draw:end-glue-point="11" svg:d="m15899 12000-800 2300">
          <text:p/>
        </draw:connector>
        <draw:connector draw:style-name="gr3" draw:text-style-name="P1" draw:layer="layout" draw:type="line" svg:x1="14.392cm" svg:y1="16.006cm" svg:x2="13.106cm" svg:y2="17.792cm" draw:start-shape="id5" draw:start-glue-point="7" draw:end-shape="id6" draw:end-glue-point="11" svg:d="m14392 16006-1286 1786">
          <text:p/>
        </draw:connector>
        <draw:connector draw:style-name="gr3" draw:text-style-name="P1" draw:layer="layout" draw:type="line" svg:x1="6.092cm" svg:y1="8.306cm" svg:x2="4.506cm" svg:y2="9.992cm" draw:start-shape="id3" draw:start-glue-point="7" draw:end-shape="id7" draw:end-glue-point="11" svg:d="m6092 8306-1586 1686">
          <text:p/>
        </draw:connector>
        <draw:frame draw:style-name="gr4" draw:text-style-name="P3" draw:id="id8" draw:layer="layout" svg:width="2.3cm" svg:height="1.039cm" svg:x="16.5cm" svg:y="12.9cm">
          <draw:text-box>
            <text:p text:style-name="P1"><text:span text:style-name="T2">c_dispari</text:span></text:p>
            <text:p text:style-name="P1"><text:span text:style-name="T2">'a</text:span></text:p>
          </draw:text-box>
        </draw:frame>
        <draw:connector draw:style-name="gr5" draw:text-style-name="P1" draw:layer="layout" draw:type="line" svg:x1="16.606cm" svg:y1="11.706cm" svg:x2="17.65cm" svg:y2="12.9cm" draw:start-shape="id4" draw:start-glue-point="9" draw:end-shape="id8" draw:end-glue-point="0" svg:d="m16606 11706 1044 1194">
          <text:p/>
        </draw:connector>
        <draw:frame draw:style-name="gr4" draw:text-style-name="P3" draw:id="id9" draw:layer="layout" svg:width="1.5cm" svg:height="1.039cm" svg:x="16.4cm" svg:y="17.561cm">
          <draw:text-box>
            <text:p text:style-name="P1"><text:span text:style-name="T2">c_pari</text:span></text:p>
            <text:p text:style-name="P1"><text:span text:style-name="T2">int</text:span></text:p>
          </draw:text-box>
        </draw:frame>
        <draw:connector draw:style-name="gr5" draw:text-style-name="P1" draw:layer="layout" draw:type="curve" draw:line-skew="-2.925cm" svg:x1="16.5cm" svg:y1="13.419cm" svg:x2="7.8cm" svg:y2="7.599cm" draw:start-shape="id8" draw:end-shape="id3" draw:end-glue-point="10" svg:d="m16500 13419c-10912 0-6563-5820-8700-5820">
          <text:p/>
        </draw:connector>
        <draw:connector draw:style-name="gr5" draw:text-style-name="P1" draw:layer="layout" draw:type="curve" svg:x1="17.9cm" svg:y1="18.08cm" svg:x2="6.799cm" svg:y2="6.6cm" draw:start-shape="id9" draw:start-glue-point="1" draw:end-shape="id3" draw:end-glue-point="4" svg:d="m17900 18080c3631 0 3026-8307-657-13102s-10444-6077-10444 1622">
          <text:p/>
        </draw:connector>
        <draw:frame draw:style-name="gr4" draw:text-style-name="P3" draw:id="id14" draw:layer="layout" svg:width="4.5cm" svg:height="1.039cm" svg:x="0.1cm" svg:y="17.371cm">
          <draw:text-box>
            <text:p text:style-name="P1"><text:span text:style-name="T2">::</text:span></text:p>
            <text:p text:style-name="P1"><text:span text:style-name="T2">int * intlist → intlist</text:span></text:p>
          </draw:text-box>
        </draw:frame>
        <draw:frame draw:style-name="gr4" draw:text-style-name="P3" draw:id="id10" draw:layer="layout" svg:width="1.8cm" svg:height="1.039cm" svg:x="4.7cm" svg:y="12.46cm">
          <draw:text-box>
            <text:p text:style-name="P1"><text:span text:style-name="T2">b</text:span></text:p>
            <text:p text:style-name="P1"><text:span text:style-name="T2">intlist</text:span></text:p>
          </draw:text-box>
        </draw:frame>
        <draw:connector draw:style-name="gr5" draw:text-style-name="P1" draw:layer="layout" draw:type="line" svg:x1="4.506cm" svg:y1="11.406cm" svg:x2="5.6cm" svg:y2="12.46cm" draw:start-shape="id7" draw:start-glue-point="9" draw:end-shape="id10" draw:end-glue-point="0" svg:d="m4506 11406 1094 1054">
          <text:p/>
        </draw:connector>
        <draw:frame draw:style-name="gr4" draw:text-style-name="P4" draw:layer="layout" svg:width="1.5cm" svg:height="0.793cm" svg:x="4.7cm" svg:y="10.3cm">
          <draw:text-box>
            <text:p><text:span text:style-name="T2">: intlist</text:span></text:p>
          </draw:text-box>
        </draw:frame>
        <draw:frame draw:style-name="gr4" draw:text-style-name="P3" draw:id="id11" draw:layer="layout" svg:width="3cm" svg:height="1.039cm" svg:x="9.3cm" svg:y="20.96cm">
          <draw:text-box>
            <text:p text:style-name="P1"><text:span text:style-name="T2">+</text:span></text:p>
            <text:p text:style-name="P1"><text:span text:style-name="T2">int * int → int</text:span></text:p>
          </draw:text-box>
        </draw:frame>
        <draw:connector draw:style-name="gr5" draw:text-style-name="P1" draw:layer="layout" draw:type="line" svg:x1="11.692cm" svg:y1="19.206cm" svg:x2="10.8cm" svg:y2="20.96cm" draw:start-shape="id6" draw:start-glue-point="7" draw:end-shape="id11" draw:end-glue-point="0" svg:d="m11692 19206-892 1754">
          <text:p/>
        </draw:connector>
        <draw:connector draw:style-name="gr5" draw:text-style-name="P1" draw:layer="layout" draw:type="line" svg:x1="15.806cm" svg:y1="16.006cm" svg:x2="17.15cm" svg:y2="17.561cm" draw:start-shape="id5" draw:start-glue-point="9" draw:end-shape="id9" draw:end-glue-point="0" svg:d="m15806 16006 1344 1555">
          <text:p/>
        </draw:connector>
        <draw:frame draw:style-name="gr4" draw:text-style-name="P4" draw:layer="layout" svg:width="3cm" svg:height="0.793cm" svg:x="13.3cm" svg:y="18.16cm">
          <draw:text-box>
            <text:p><text:span text:style-name="T2">: int → int</text:span></text:p>
          </draw:text-box>
        </draw:frame>
        <draw:frame draw:style-name="gr4" draw:text-style-name="P4" draw:layer="layout" svg:width="1.4cm" svg:height="0.793cm" svg:x="13.1cm" svg:y="15.06cm">
          <draw:text-box>
            <text:p><text:span text:style-name="T2">int :</text:span></text:p>
          </draw:text-box>
        </draw:frame>
        <draw:frame draw:style-name="gr4" draw:text-style-name="P4" draw:layer="layout" svg:width="3.5cm" svg:height="0.793cm" svg:x="16.8cm" svg:y="10.7cm">
          <draw:text-box>
            <text:p><text:span text:style-name="T2">: intlist * int * 'a</text:span></text:p>
          </draw:text-box>
        </draw:frame>
        <draw:frame draw:style-name="gr4" draw:text-style-name="P4" draw:layer="layout" svg:width="3cm" svg:height="0.793cm" svg:x="3cm" svg:y="7.3cm">
          <draw:text-box>
            <text:p><text:span text:style-name="T2">intlist * int * 'a :</text:span></text:p>
          </draw:text-box>
        </draw:frame>
        <draw:frame draw:style-name="gr4" draw:text-style-name="P4" draw:layer="layout" svg:width="1.5cm" svg:height="0.793cm" svg:x="13.5cm" svg:y="7.2cm">
          <draw:text-box>
            <text:p><text:span text:style-name="T2"><text:s/></text:span><text:span text:style-name="T2">: 'b</text:span></text:p>
          </draw:text-box>
        </draw:frame>
        <draw:frame draw:style-name="gr6" draw:text-style-name="P3" draw:id="id12" draw:layer="layout" svg:width="3.8cm" svg:height="1.2cm" svg:x="9.1cm" svg:y="9.3cm">
          <draw:text-box>
            <text:p text:style-name="P1"><text:span text:style-name="T2">Control</text:span></text:p>
            <text:p text:style-name="P1"><text:span text:style-name="T2">intlist * int * 'a → 'b</text:span></text:p>
          </draw:text-box>
        </draw:frame>
        <draw:connector draw:style-name="gr5" draw:text-style-name="P1" draw:layer="layout" draw:type="line" svg:x1="11.992cm" svg:y1="8.206cm" svg:x2="11cm" svg:y2="9.3cm" draw:start-shape="id2" draw:start-glue-point="7" draw:end-shape="id12" draw:end-glue-point="0" svg:d="m11992 8206-992 1094">
          <text:p/>
        </draw:connector>
        <draw:frame draw:style-name="gr4" draw:text-style-name="P4" draw:layer="layout" svg:width="3.9cm" svg:height="0.793cm" svg:x="10.6cm" svg:y="4.16cm">
          <draw:text-box>
            <text:p><text:span text:style-name="T2"><text:s/></text:span><text:span text:style-name="T2">: intlist * int * 'a → 'b</text:span></text:p>
          </draw:text-box>
        </draw:frame>
        <draw:custom-shape draw:style-name="gr1" draw:text-style-name="P2" draw:id="id13" draw:layer="layout" svg:width="2cm" svg:height="2cm" svg:x="0.7cm" svg:y="12.8cm">
          <text:p text:style-name="P1"><text:span text:style-name="T1">@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3.092cm" svg:y1="11.406cm" svg:x2="1.699cm" svg:y2="12.8cm" draw:start-shape="id7" draw:start-glue-point="7" draw:end-shape="id13" draw:end-glue-point="4" svg:d="m3092 11406-1393 1394">
          <text:p/>
        </draw:connector>
        <draw:connector draw:style-name="gr5" draw:text-style-name="P1" draw:layer="layout" draw:type="line" svg:x1="1.699cm" svg:y1="14.8cm" svg:x2="2.35cm" svg:y2="17.371cm" draw:start-shape="id13" draw:start-glue-point="8" draw:end-shape="id14" draw:end-glue-point="0" svg:d="m1699 14800 651 2571">
          <text:p/>
        </draw:connector>
        <draw:frame draw:style-name="gr4" draw:text-style-name="P3" draw:id="id15" draw:layer="layout" svg:width="1.5cm" svg:height="1.039cm" svg:x="3.1cm" svg:y="15.76cm">
          <draw:text-box>
            <text:p text:style-name="P1"><text:span text:style-name="T2">0</text:span></text:p>
            <text:p text:style-name="P1"><text:span text:style-name="T2">int</text:span></text:p>
          </draw:text-box>
        </draw:frame>
        <draw:connector draw:style-name="gr5" draw:text-style-name="P1" draw:layer="layout" draw:type="line" svg:x1="2.406cm" svg:y1="14.506cm" svg:x2="3.85cm" svg:y2="15.76cm" draw:start-shape="id13" draw:start-glue-point="9" draw:end-shape="id15" draw:end-glue-point="0" svg:d="m2406 14506 1444 1254">
          <text:p/>
        </draw:connector>
        <draw:frame draw:style-name="gr4" draw:text-style-name="P4" draw:layer="layout" svg:width="3cm" svg:height="0.793cm" svg:x="2.6cm" svg:y="13.4cm">
          <draw:text-box>
            <text:p><text:span text:style-name="T2">: intlist → intlist</text:span></text:p>
          </draw:text-box>
        </draw:frame>
        <draw:connector draw:style-name="gr5" draw:text-style-name="P1" draw:layer="layout" draw:type="curve" svg:x1="6.5cm" svg:y1="12.979cm" svg:x2="14.9cm" svg:y2="10.999cm" draw:start-shape="id10" draw:start-glue-point="1" draw:end-shape="id4" draw:end-glue-point="6" svg:d="m6500 12979c6300 0 2100-1980 8400-1980">
          <text:p/>
        </draw:connector>
        <draw:frame draw:style-name="gr4" draw:text-style-name="P4" draw:id="id16" draw:layer="layout" svg:width="1.5cm" svg:height="1.039cm" svg:x="13.2cm" svg:y="20.96cm">
          <draw:text-box>
            <text:p text:style-name="P1"><text:span text:style-name="T2">1</text:span></text:p>
            <text:p text:style-name="P1"><text:span text:style-name="T2">int</text:span></text:p>
          </draw:text-box>
        </draw:frame>
        <draw:connector draw:style-name="gr5" draw:text-style-name="P1" draw:layer="layout" draw:type="line" svg:x1="13.106cm" svg:y1="19.206cm" svg:x2="13.95cm" svg:y2="20.96cm" draw:start-shape="id6" draw:start-glue-point="9" draw:end-shape="id16" draw:end-glue-point="0" svg:d="m13106 19206 844 175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2.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Gian Marco Cinalli</meta:initial-creator>
    <meta:creation-date>2009-05-15T16:13:22.89</meta:creation-date>
    <dc:date>2009-05-28T23:03:56</dc:date>
    <dc:creator>Gian Marco Cinalli</dc:creator>
    <meta:editing-duration>PT01H14M04S</meta:editing-duration>
    <meta:editing-cycles>15</meta:editing-cycles>
    <meta:generator>OpenOffice.org/3.1$Linux OpenOffice.org_project/310m11$Build-9399</meta:generator>
    <meta:document-statistic meta:object-count="43"/>
  </office:meta>
</office:document-meta>
</file>